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table:number-columns-repeated="2"/>
          <table:table-cell office:value-type="string">
            <text:p>MIDI input channel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MIDI omni</text:p>
          </table:table-cell>
          <table:table-cell/>
          <table:table-cell office:value-type="string">
            <text:p>NONE</text:p>
          </table:table-cell>
          <table:table-cell office:value-type="string">
            <text:p>NOTES</text:p>
          </table:table-cell>
          <table:table-cell office:value-type="string">
            <text:p>CC</text:p>
          </table:table-cell>
          <table:table-cell office:value-type="string">
            <text:p>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rigger note min</text:p>
          </table:table-cell>
          <table:table-cell/>
          <table:table-cell office:value-type="string">
            <text:p>0-1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rigger note max</text:p>
          </table:table-cell>
          <table:table-cell/>
          <table:table-cell office:value-type="string">
            <text:p>0-127</text:p>
          </table:table-cell>
          <table:table-cell table:number-columns-repeated="7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Velocity sensitive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Unison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rpeggiation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ortamento time</text:p>
          </table:table-cell>
          <table:table-cell/>
          <table:table-cell office:value-type="string">
            <text:p>0-127</text:p>
          </table:table-cell>
          <table:table-cell office:value-type="string">
            <text:p>units of 100m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rp rate</text:p>
          </table:table-cell>
          <table:table-cell/>
          <table:table-cell office:value-type="string">
            <text:p>0-127</text:p>
          </table:table-cell>
          <table:table-cell office:value-type="string">
            <text:p>units of 10ms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LFO wave</text:p>
          </table:table-cell>
          <table:table-cell/>
          <table:table-cell office:value-type="string">
            <text:p>TRI</text:p>
          </table:table-cell>
          <table:table-cell office:value-type="string">
            <text:p>RAMP</text:p>
          </table:table-cell>
          <table:table-cell office:value-type="string">
            <text:p>N-RAMP</text:p>
          </table:table-cell>
          <table:table-cell office:value-type="string">
            <text:p>SQUARE</text:p>
          </table:table-cell>
          <table:table-cell office:value-type="string">
            <text:p>RANDOM1</text:p>
          </table:table-cell>
          <table:table-cell office:value-type="string">
            <text:p>RANDOM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FO mode</text:p>
          </table:table-cell>
          <table:table-cell/>
          <table:table-cell office:value-type="string">
            <text:p>HOLD</text:p>
          </table:table-cell>
          <table:table-cell office:value-type="string">
            <text:p>FREE</text:p>
          </table:table-cell>
          <table:table-cell office:value-type="string">
            <text:p>RETRIG</text:p>
          </table:table-cell>
          <table:table-cell office:value-type="string">
            <text:p>RT/GATE</text:p>
          </table:table-cell>
          <table:table-cell office:value-type="string">
            <text:p>GATE</text:p>
          </table:table-cell>
          <table:table-cell office:value-type="string">
            <text:p>N-GATE</text:p>
          </table:table-cell>
          <table:table-cell office:value-type="string">
            <text:p>ONESHO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FO rate</text:p>
          </table:table-cell>
          <table:table-cell/>
          <table:table-cell office:value-type="string">
            <text:p>0-127</text:p>
          </table:table-cell>
          <table:table-cell office:value-type="string">
            <text:p>units of 100m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FO midi clock locked?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Pitch bend range</text:p>
          </table:table-cell>
          <table:table-cell/>
          <table:table-cell office:value-type="string">
            <text:p>0-127</text:p>
          </table:table-cell>
          <table:table-cell office:value-type="string">
            <text:p>midi not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High pass filter</text:p>
          </table:table-cell>
          <table:table-cell/>
          <table:table-cell office:value-type="string">
            <text:p>0-127</text:p>
          </table:table-cell>
          <table:table-cell office:value-type="string">
            <text:p>units of 10Hz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istortion Polynomial</text:p>
          </table:table-cell>
          <table:table-cell/>
          <table:table-cell office:value-type="string">
            <text:p>NONE</text:p>
          </table:table-cell>
          <table:table-cell office:value-type="string">
            <text:p>4POLY</text:p>
          </table:table-cell>
          <table:table-cell office:value-type="string">
            <text:p>5POLY</text:p>
          </table:table-cell>
          <table:table-cell office:value-type="string">
            <text:p>5_4POLY</text:p>
          </table:table-cell>
          <table:table-cell office:value-type="string">
            <text:p>5_17POLY</text:p>
          </table:table-cell>
          <table:table-cell office:value-type="string">
            <text:p>17POL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tune/Interval</text:p>
          </table:table-cell>
          <table:table-cell/>
          <table:table-cell office:value-type="string">
            <text:p>0-127</text:p>
          </table:table-cell>
          <table:table-cell office:value-type="string">
            <text:p>-63 to +63 notes OR -63 to +63 (10cents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etune type</text:p>
          </table:table-cell>
          <table:table-cell/>
          <table:table-cell office:value-type="string">
            <text:p>NONE</text:p>
          </table:table-cell>
          <table:table-cell office:value-type="string">
            <text:p>FINE</text:p>
          </table:table-cell>
          <table:table-cell office:value-type="string">
            <text:p>INTERVAL</text:p>
          </table:table-cell>
          <table:table-cell office:value-type="string">
            <text:p>SPREAD</text:p>
          </table:table-cell>
          <table:table-cell office:value-type="string">
            <text:p>STAC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hannel Transpose</text:p>
          </table:table-cell>
          <table:table-cell/>
          <table:table-cell office:value-type="string">
            <text:p>0-127</text:p>
          </table:table-cell>
          <table:table-cell office:value-type="string">
            <text:p>-63 to +63 not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hannel Tune</text:p>
          </table:table-cell>
          <table:table-cell/>
          <table:table-cell office:value-type="string">
            <text:p>0-127</text:p>
          </table:table-cell>
          <table:table-cell office:value-type="string">
            <text:p>-63 to +63 (10 cents)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Env attack time</text:p>
          </table:table-cell>
          <table:table-cell/>
          <table:table-cell office:value-type="string">
            <text:p>0-127</text:p>
          </table:table-cell>
          <table:table-cell office:value-type="string">
            <text:p>units of 100m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Env decay slope</text:p>
          </table:table-cell>
          <table:table-cell/>
          <table:table-cell office:value-type="string">
            <text:p>0-127</text:p>
          </table:table-cell>
          <table:table-cell office:value-type="string">
            <text:p>units of 100m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Env dest</text:p>
          </table:table-cell>
          <table:table-cell/>
          <table:table-cell office:value-type="string">
            <text:p>NONE</text:p>
          </table:table-cell>
          <table:table-cell office:value-type="string">
            <text:p>VOL</text:p>
          </table:table-cell>
          <table:table-cell office:value-type="string">
            <text:p>PITCH</text:p>
          </table:table-cell>
          <table:table-cell office:value-type="string">
            <text:p>DIST</text:p>
          </table:table-cell>
          <table:table-cell office:value-type="string">
            <text:p>HPF</text:p>
          </table:table-cell>
          <table:table-cell office:value-type="string">
            <text:p>DETUNE</text:p>
          </table:table-cell>
          <table:table-cell office:value-type="string">
            <text:p>LFORATE</text:p>
          </table:table-cell>
          <table:table-cell office:value-type="string">
            <text:p>LFOLEVEL</text:p>
          </table:table-cell>
        </table:table-row>
        <table:table-row table:style-name="ro1">
          <table:table-cell table:number-columns-repeated="2"/>
          <table:table-cell office:value-type="string">
            <text:p>LFO dest</text:p>
          </table:table-cell>
          <table:table-cell/>
          <table:table-cell office:value-type="string">
            <text:p>NONE</text:p>
          </table:table-cell>
          <table:table-cell office:value-type="string">
            <text:p>VOL</text:p>
          </table:table-cell>
          <table:table-cell office:value-type="string">
            <text:p>PITCH</text:p>
          </table:table-cell>
          <table:table-cell office:value-type="string">
            <text:p>DIST</text:p>
          </table:table-cell>
          <table:table-cell office:value-type="string">
            <text:p>HPF</text:p>
          </table:table-cell>
          <table:table-cell office:value-type="string">
            <text:p>DETU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od Wheel</text:p>
          </table:table-cell>
          <table:table-cell/>
          <table:table-cell office:value-type="string">
            <text:p>NONE</text:p>
          </table:table-cell>
          <table:table-cell office:value-type="string">
            <text:p>VOL</text:p>
          </table:table-cell>
          <table:table-cell office:value-type="string">
            <text:p>PITCH</text:p>
          </table:table-cell>
          <table:table-cell office:value-type="string">
            <text:p>DIST</text:p>
          </table:table-cell>
          <table:table-cell office:value-type="string">
            <text:p>HPF</text:p>
          </table:table-cell>
          <table:table-cell office:value-type="string">
            <text:p>DETUNE</text:p>
          </table:table-cell>
          <table:table-cell office:value-type="string">
            <text:p>LFORATE</text:p>
          </table:table-cell>
          <table:table-cell office:value-type="string">
            <text:p>LFOLEVE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25/06/2015</text:date>, <text:time>19:3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hotchkiss</meta:initial-creator>
    <meta:creation-date>2015-06-24T09:12:25</meta:creation-date>
    <dc:date>2015-06-25T19:38:20.51</dc:date>
    <dc:creator>jason hotchkiss</dc:creator>
    <meta:editing-duration>PT13H17M15S</meta:editing-duration>
    <meta:editing-cycles>15</meta:editing-cycles>
    <meta:generator>OpenOffice/4.1.1$Win32 OpenOffice.org_project/411m6$Build-9775</meta:generator>
    <meta:document-statistic meta:table-count="3" meta:cell-count="103" meta:object-count="0"/>
  </office:meta>
</office:document-meta>
</file>